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center" style:justify-single-word="false"/>
      <style:text-properties fo:language="fr" fo:country="FR"/>
    </style:style>
    <style:style style:name="P3" style:family="paragraph" style:parent-style-name="Standard">
      <style:paragraph-properties fo:line-height="100%"/>
    </style:style>
    <style:style style:name="P4" style:family="paragraph" style:parent-style-name="Standard">
      <style:paragraph-properties fo:line-height="100%"/>
      <style:text-properties fo:language="fr" fo:country="FR" fo:font-weight="bold" style:font-weight-asian="bold" style:font-weight-complex="bold"/>
    </style:style>
    <style:style style:name="P5" style:family="paragraph" style:parent-style-name="Standard">
      <style:paragraph-properties fo:line-height="100%"/>
      <style:text-properties fo:font-weight="bold" style:font-weight-asian="bold" style:font-weight-complex="bold"/>
    </style:style>
    <style:style style:name="P6" style:family="paragraph" style:parent-style-name="List_20_Paragraph" style:list-style-name="WWNum12">
      <style:paragraph-properties fo:line-height="100%"/>
    </style:style>
    <style:style style:name="P7" style:family="paragraph" style:parent-style-name="List_20_Paragraph" style:list-style-name="WWNum4">
      <style:paragraph-properties fo:line-height="100%"/>
    </style:style>
    <style:style style:name="P8" style:family="paragraph" style:parent-style-name="Standard">
      <style:paragraph-properties fo:line-height="100%"/>
      <style:text-properties style:font-weight-complex="bold"/>
    </style:style>
    <style:style style:name="P9" style:family="paragraph" style:parent-style-name="Standard">
      <style:paragraph-properties fo:margin-left="0.5in" fo:line-height="100%" fo:text-indent="-0.5in" style:auto-text-indent="false"/>
    </style:style>
    <style:style style:name="P10" style:family="paragraph" style:parent-style-name="Standard">
      <style:paragraph-properties fo:margin-left="0.5in" fo:line-height="100%" fo:text-indent="-0.5in" style:auto-text-indent="false"/>
      <style:text-properties style:font-weight-complex="bold"/>
    </style:style>
    <style:style style:name="P11" style:family="paragraph" style:parent-style-name="Standard">
      <style:paragraph-properties fo:line-height="100%"/>
      <style:text-properties fo:font-style="italic" style:font-style-asian="italic" style:font-style-complex="italic" style:font-weight-complex="bold"/>
    </style:style>
    <style:style style:name="P12"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13" style:family="paragraph" style:parent-style-name="Standard">
      <style:paragraph-properties fo:margin-left="0.5in" fo:line-height="100%" fo:text-indent="-0.5in" style:auto-text-indent="false"/>
      <style:text-properties fo:font-weight="bold" style:font-weight-asian="bold"/>
    </style:style>
    <style:style style:name="P14" style:family="paragraph" style:parent-style-name="Standard">
      <style:paragraph-properties fo:margin-left="1in" fo:line-height="100%" fo:text-indent="-0.5in" style:auto-text-indent="false"/>
    </style:style>
    <style:style style:name="P15" style:family="paragraph" style:parent-style-name="Standard">
      <style:paragraph-properties fo:margin-left="1in" fo:line-height="100%" fo:text-indent="-0.5in" style:auto-text-indent="false"/>
      <style:text-properties style:font-weight-complex="bold"/>
    </style:style>
    <style:style style:name="P16" style:family="paragraph" style:parent-style-name="Standard">
      <style:paragraph-properties fo:margin-left="0.5in" fo:line-height="100%" fo:text-indent="-0.5in" style:auto-text-indent="false"/>
      <style:text-properties fo:font-weight="bold" style:font-weight-asian="bold" style:font-weight-complex="bold"/>
    </style:style>
    <style:style style:name="P17" style:family="paragraph" style:parent-style-name="Standard">
      <style:paragraph-properties fo:margin-left="1in" fo:line-height="100%" fo:text-indent="-0.5in" style:auto-text-indent="false"/>
      <style:text-properties officeooo:rsid="000f3d0b" officeooo:paragraph-rsid="000f3d0b"/>
    </style:style>
    <style:style style:name="P18" style:family="paragraph" style:parent-style-name="Standard">
      <style:paragraph-properties fo:margin-left="0.5in" fo:line-height="100%" fo:text-indent="-0.5in" style:auto-text-indent="false"/>
      <style:text-properties officeooo:rsid="000def0e" officeooo:paragraph-rsid="000def0e"/>
    </style:style>
    <style:style style:name="P19" style:family="paragraph" style:parent-style-name="Standard">
      <style:paragraph-properties fo:margin-left="0.5in" fo:line-height="100%" fo:text-indent="-0.5in" style:auto-text-indent="false"/>
      <style:text-properties fo:font-weight="normal" officeooo:rsid="000def0e" officeooo:paragraph-rsid="000def0e" style:font-weight-asian="normal" style:font-weight-complex="normal"/>
    </style:style>
    <style:style style:name="P20" style:family="paragraph" style:parent-style-name="Standard" style:list-style-name="L1">
      <style:paragraph-properties fo:line-height="100%"/>
      <style:text-properties fo:font-weight="normal" officeooo:rsid="000def0e" officeooo:paragraph-rsid="000def0e" style:font-weight-asian="normal" style:font-weight-complex="normal"/>
    </style:style>
    <style:style style:name="P21" style:family="paragraph" style:parent-style-name="Standard">
      <style:paragraph-properties fo:line-height="100%"/>
      <style:text-properties fo:font-weight="normal" officeooo:rsid="000def0e" officeooo:paragraph-rsid="000def0e" style:font-weight-asian="normal" style:font-weight-complex="normal"/>
    </style:style>
    <style:style style:name="P22" style:family="paragraph" style:parent-style-name="List_20_Paragraph" style:list-style-name="WWNum16">
      <style:paragraph-properties fo:line-height="100%"/>
    </style:style>
    <style:style style:name="P23" style:family="paragraph" style:parent-style-name="Standard">
      <style:paragraph-properties fo:margin-left="0.5in" fo:line-height="100%" fo:text-indent="-0.5in" style:auto-text-indent="false"/>
      <style:text-properties fo:font-style="italic" style:font-style-asian="italic" style:font-weight-complex="bold"/>
    </style:style>
    <style:style style:name="P24" style:family="paragraph" style:parent-style-name="Standard">
      <style:paragraph-properties fo:margin-left="0.25in" fo:line-height="100%"/>
      <style:text-properties fo:font-style="italic" style:font-style-asian="italic" style:font-weight-complex="bold"/>
    </style:style>
    <style:style style:name="P25" style:family="paragraph" style:parent-style-name="Standard">
      <style:paragraph-properties fo:line-height="100%"/>
      <style:text-properties fo:font-style="italic" style:font-style-asian="italic" style:font-weight-complex="bold"/>
    </style:style>
    <style:style style:name="P26" style:family="paragraph" style:parent-style-name="List_20_Paragraph" style:list-style-name="WWNum6">
      <style:paragraph-properties fo:line-height="100%"/>
    </style:style>
    <style:style style:name="P27" style:family="paragraph" style:parent-style-name="List_20_Paragraph" style:list-style-name="WWNum11">
      <style:paragraph-properties fo:line-height="100%"/>
    </style:style>
    <style:style style:name="P28" style:family="paragraph" style:parent-style-name="List_20_Paragraph" style:list-style-name="WWNum7">
      <style:paragraph-properties fo:line-height="100%"/>
    </style:style>
    <style:style style:name="P29" style:family="paragraph" style:parent-style-name="List_20_Paragraph" style:list-style-name="WWNum9">
      <style:paragraph-properties fo:line-height="100%"/>
    </style:style>
    <style:style style:name="P30" style:family="paragraph" style:parent-style-name="List_20_Paragraph" style:list-style-name="WWNum15">
      <style:paragraph-properties fo:line-height="100%"/>
    </style:style>
    <style:style style:name="P31" style:family="paragraph" style:parent-style-name="List_20_Paragraph" style:list-style-name="WWNum10">
      <style:paragraph-properties fo:line-height="100%"/>
    </style:style>
    <style:style style:name="P32" style:family="paragraph" style:parent-style-name="List_20_Paragraph">
      <style:paragraph-properties fo:line-height="100%"/>
    </style:style>
    <style:style style:name="P33" style:family="paragraph" style:parent-style-name="List_20_Paragraph" style:list-style-name="WWNum17">
      <style:paragraph-properties fo:line-height="100%"/>
    </style:style>
    <style:style style:name="P34" style:family="paragraph" style:parent-style-name="Standard">
      <style:paragraph-properties fo:margin-left="0.5in" fo:line-height="100%"/>
    </style:style>
    <style:style style:name="P35" style:family="paragraph" style:parent-style-name="List_20_Paragraph" style:list-style-name="WWNum14">
      <style:paragraph-properties fo:line-height="100%"/>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style:font-name="Times New Roman1" fo:language="fr" fo:country="FR" officeooo:rsid="000dd1e2"/>
    </style:style>
    <style:style style:name="T4" style:family="text">
      <style:text-properties fo:language="fr" fo:country="F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style:font-weight-complex="bold"/>
    </style:style>
    <style:style style:name="T8" style:family="text">
      <style:text-properties officeooo:rsid="000dd1e2" style:font-weight-complex="bold"/>
    </style:style>
    <style:style style:name="T9" style:family="text">
      <style:text-properties fo:font-style="italic" style:font-style-asian="italic" style:font-style-complex="italic" style:font-weight-complex="bold"/>
    </style:style>
    <style:style style:name="T10" style:family="text">
      <style:text-properties fo:font-style="italic" style:font-style-asian="italic" style:font-weight-complex="bold"/>
    </style:style>
    <style:style style:name="T11" style:family="text">
      <style:text-properties fo:font-weight="bold" style:font-weight-asian="bold"/>
    </style:style>
    <style:style style:name="T12" style:family="text">
      <style:text-properties officeooo:rsid="00128398" style:font-weight-complex="bold"/>
    </style:style>
    <style:style style:name="T13" style:family="text">
      <style:text-properties style:font-style-complex="italic" style:font-weight-complex="bold"/>
    </style:style>
    <style:style style:name="T14" style:family="text">
      <style:text-properties style:font-name="Symbol" style:font-name-complex="Symbol1"/>
    </style:style>
    <style:style style:name="T15" style:family="text">
      <style:text-properties officeooo:rsid="000dd1e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beasley.em@gmail.com</text:p>
      <text:p text:style-name="P1" loext:marker-style-name="T2"><text:span text:style-name="T2">D</text:span><text:span text:style-name="T3">é</text:span><text:span text:style-name="T2">partment de Sciences Biologiques</text:span></text:p>
      <text:p text:style-name="P1" loext:marker-style-name="T2"><text:span text:style-name="T2">Université de Montréal</text:span><text:span text:style-name="T2"/></text:p>
      <text:p text:style-name="P2" loext:marker-style-name="T2"/>
      <text:p text:style-name="P3" loext:marker-style-name="T4"><text:span text:style-name="T4">EMPLOYMENT</text:span><text:span text:style-name="T4"/></text:p>
      <text:p text:style-name="P4" loext:marker-style-name="T4"/>
      <text:p text:style-name="P3" loext:marker-style-name="T4"><text:span text:style-name="T4">August 2023–Present, Université de Montréal</text:span><text:span text:style-name="T4"/></text:p>
      <text:p text:style-name="P3" loext:marker-style-name="T5"><text:span text:style-name="T5">Postdoctoral fellow</text:span><text:span text:style-name="T5"/></text:p>
      <text:p text:style-name="P5" loext:marker-style-name="T6"/>
      <text:p text:style-name="P3" loext:marker-style-name="T6"><text:span text:style-name="T6">EDUCATION</text:span><text:span text:style-name="T6"/></text:p>
      <text:p text:style-name="P5" loext:marker-style-name="T6"/>
      <text:p text:style-name="P3" loext:marker-style-name="T6"><text:span text:style-name="T6">Aug. 2018–May 2023, University of Vermont</text:span><text:span text:style-name="T6"/></text:p>
      <text:p text:style-name="P3" loext:marker-style-name="T6"><text:span text:style-name="T6">Ph.D. Biology</text:span><text:span text:style-name="T6"/></text:p>
      <text:p text:style-name="P3" loext:marker-style-name="T6"><text:span text:style-name="T6">Advisor: Nicholas Gotelli</text:span><text:span text:style-name="T6"/></text:p>
      <text:list text:style-name="WWNum12">
        <text:list-item>
          <text:p text:style-name="P6" loext:marker-style-name="T6">Defense date: 8 March 2023<text:span text:style-name="T6"/></text:p>
        </text:list-item>
        <text:list-item>
          <text:p text:style-name="P6" loext:marker-style-name="T6">Graduation date: 21 May 2023<text:span text:style-name="T6"/></text:p>
        </text:list-item>
        <text:list-item>
          <text:p text:style-name="P6" loext:marker-style-name="T6"><text:span text:style-name="T7">Qu</text:span><text:span text:style-name="T8">antitative Evolutionary STEM Training (QuEST) program: </text:span><text:span text:style-name="T7">Trainee</text:span></text:p>
        </text:list-item>
        <text:list-item>
          <text:p text:style-name="P6" loext:marker-style-name="T6"><text:span text:style-name="T7">Vertebrate Collections Manager: Zadock Thompson Natural History Collections</text:span><text:span text:style-name="T6"/></text:p>
        </text:list-item>
      </text:list>
      <text:p text:style-name="P5" loext:marker-style-name="T6"/>
      <text:p text:style-name="P3" loext:marker-style-name="T6"><text:span text:style-name="T6">Jan. 2016–Dec. 2017, Missouri State University</text:span><text:span text:style-name="T6"/></text:p>
      <text:p text:style-name="P3" loext:marker-style-name="T6"><text:span text:style-name="T6">M.S. Biology</text:span><text:span text:style-name="T6"/></text:p>
      <text:p text:style-name="P3" loext:marker-style-name="T6"><text:span text:style-name="T6">Advisor: Sean Maher</text:span><text:span text:style-name="T6"/></text:p>
      <text:list xml:id="list3030548812" text:style-name="WWNum4">
        <text:list-item>
          <text:p text:style-name="P7">Thesis: Island biogeography of small mammals and associated ectoparasites in the Ozark glades</text:p>
        </text:list-item>
      </text:list>
      <text:p text:style-name="P5" loext:marker-style-name="T6"/>
      <text:p text:style-name="P3" loext:marker-style-name="T6"><text:span text:style-name="T6">Aug. 2011-May 2015, Missouri State University</text:span><text:span text:style-name="T6"/></text:p>
      <text:p text:style-name="P3" loext:marker-style-name="T6"><text:span text:style-name="T6">B.S. Wildlife Biology (Summa cum Laude, Honors)</text:span><text:span text:style-name="T6"/></text:p>
      <text:p text:style-name="P5" loext:marker-style-name="T6"/>
      <text:p text:style-name="P3" loext:marker-style-name="T6"><text:span text:style-name="T6">PUBLICATIONS</text:span><text:span text:style-name="T6"/></text:p>
      <text:p text:style-name="P8" loext:marker-style-name="T7"/>
      <text:p text:style-name="P9" loext:marker-style-name="T7"><text:span text:style-name="T7">Beasley, E.M. Host traits explain more variation in occupancy of generalists than specialists due to strong host preferences among generalists. </text:span><text:span text:style-name="T9">Journal of Parasitology </text:span><text:span text:style-name="T7">110(6): 577–589.</text:span></text:p>
      <text:p text:style-name="P10" loext:marker-style-name="T7"/>
      <text:p text:style-name="P9" loext:marker-style-name="T9"><text:span text:style-name="T7">Beasley, E.M. 2024. Ecologically informed priors improve Bayesian model estimates of species richness and occupancy for undetected species. </text:span><text:span text:style-name="T9">Ecological Applications</text:span><text:span text:style-name="T7"> 34(2):e2941.</text:span></text:p>
      <text:p text:style-name="P10" loext:marker-style-name="T7"/>
      <text:p text:style-name="P9" loext:marker-style-name="T7"><text:span text:style-name="T7">Beasley, E.M., Nelson, K.M., Slate, D., Gilbert, A., Pogmore, F., Chipman, R.B., and Davis, A.J. 2024. The impact of oral rabies vaccination targeting raccoons across a development intensity gradient in Burlington, Vermont, USA, 2015-2017. </text:span><text:span text:style-name="T9">Journal of Wildlife Diseases </text:span><text:span text:style-name="T7">60:1–13.</text:span></text:p>
      <text:p text:style-name="P10" loext:marker-style-name="T7"/>
      <text:p text:style-name="P9" loext:marker-style-name="T6"><text:span text:style-name="T7">Beasley, E.M., Aristizábal, N., Bueno, E.M., &amp; White, E.R. 2022. </text:span>Spatially explicit models predict coffee rust spread in fragmented landscapes. <text:span text:style-name="T5">Landscape Ecology </text:span>37: 2165-2178.<text:span text:style-name="T5"> </text:span>https://doi.org/10.1007/s10980-022-01473-1</text:p>
      <text:p text:style-name="P10" loext:marker-style-name="T7"/>
      <text:p text:style-name="P9" loext:marker-style-name="T7"><text:soft-page-break/><text:span text:style-name="T7">Beasley, E.M. &amp; Maher, S.P. 2019. </text:span>Small mammal community composition varies among Ozark glades<text:span text:style-name="T7">. </text:span><text:span text:style-name="T10">Journal of Mammalogy </text:span><text:span text:style-name="T7">100:1774–1782.</text:span></text:p>
      <text:p text:style-name="P11" loext:marker-style-name="T9"/>
      <text:p text:style-name="P9" loext:marker-style-name="T9"><text:span text:style-name="T7">Soucy, C.P., Banville, F., Beasley, E.M., Lefebvre, B., Poisot, T., &amp; Cameron, C.B. Modeling the palaeoecological trophic network of the Lower Ordovician Fezouata Shale (Morocco) fossil fauna. In review at </text:span><text:span text:style-name="T9">Proceedings of the Royal Society B. </text:span></text:p>
      <text:p text:style-name="P12" loext:marker-style-name="T9"/>
      <text:p text:style-name="P9" loext:marker-style-name="T11"><text:span text:style-name="T11">WORKING GROUPS</text:span><text:span text:style-name="T11"/></text:p>
      <text:p text:style-name="P13" loext:marker-style-name="T11"/>
      <text:p text:style-name="P14" loext:marker-style-name="T7"><text:span text:style-name="T7">2024<text:tab/>North American Raccoon Rabies Working Group (Organizer). Funded by the Wellcome Trust and falls under the mandate of the North American Rabies Management Plan.</text:span><text:span text:style-name="T7"/></text:p>
      <text:p text:style-name="P15" loext:marker-style-name="T7"/>
      <text:p text:style-name="P9" loext:marker-style-name="T6"><text:span text:style-name="T6">PRESENTATIONS</text:span><text:span text:style-name="T6"/></text:p>
      <text:p text:style-name="P8" loext:marker-style-name="T7"/>
      <text:p text:style-name="P14" loext:marker-style-name="T7"><text:span text:style-name="T7">2024<text:tab/>American Society of Mammalogists Annual Meeting. Seroprevalence rates and landscape barriers influence rabies dynamics in simulated urban landscapes. Talk.</text:span><text:span text:style-name="T7"/></text:p>
      <text:p text:style-name="P15" loext:marker-style-name="T7"/>
      <text:p text:style-name="P14" loext:marker-style-name="T7"><text:span text:style-name="T7">2023<text:tab/>American Society of Mammalogists Annual Meeting. Ectoparasite life history traits influence occupancy patterns at varying organizational scales. Talk.</text:span><text:span text:style-name="T7"/></text:p>
      <text:p text:style-name="P15" loext:marker-style-name="T7"/>
      <text:p text:style-name="P14" loext:marker-style-name="T7"><text:span text:style-name="T7">2022<text:tab/>American Society of Mammalogists Annual Meeting. The impact of oral rabies vaccination targeting raccoons across a development intensity gradient in Burlington, Vermont, USA, 2015-2017. Talk.</text:span><text:span text:style-name="T7"/></text:p>
      <text:p text:style-name="P15" loext:marker-style-name="T7"/>
      <text:p text:style-name="P14" loext:marker-style-name="T7"><text:span text:style-name="T7">2021<text:tab/>The Wildlife Society Annual Meeting (Virtual). Vaccine baiting strategy influences rabies seroprevalence rates in urban raccoon populations. Talk.</text:span><text:span text:style-name="T7"/></text:p>
      <text:p text:style-name="P15" loext:marker-style-name="T7"/>
      <text:p text:style-name="P14" loext:marker-style-name="T7"><text:span text:style-name="T7">2021<text:tab/>Ecological Society of America Annual Meeting (Virtual). Dealing with nondetection: ecologically informed priors improve Bayesian model estimates of missing species. Talk.</text:span><text:span text:style-name="T7"/></text:p>
      <text:p text:style-name="P15" loext:marker-style-name="T7"/>
      <text:p text:style-name="P14" loext:marker-style-name="T7"><text:span text:style-name="T7">2021<text:tab/>American Society of Mammalogists Annual Meeting (Virtual). Dealing with nondetection: ecologically informed priors improve Bayesian model estimates of missing species. Talk.</text:span><text:span text:style-name="T7"/></text:p>
      <text:p text:style-name="P15" loext:marker-style-name="T7"/>
      <text:p text:style-name="P14" loext:marker-style-name="T7"><text:span text:style-name="T7">2020<text:tab/>Ecological Society of America Annual Meeting (Virtual). The spore of the beans: Using spatially explicit methods to model the spread of coffee rust in simulated landscapes. Talk.</text:span><text:span text:style-name="T7"/></text:p>
      <text:p text:style-name="P15" loext:marker-style-name="T7"/>
      <text:p text:style-name="P14" loext:marker-style-name="T7"><text:span text:style-name="T7">2019<text:tab/>American Society of Mammalogists Annual Meeting. Characterizing Small Mammal Communities in an Agriculture/Forest Landscape. Lightning talk.</text:span><text:span text:style-name="T7"/></text:p>
      <text:p text:style-name="P15" loext:marker-style-name="T7"/>
      <text:p text:style-name="P14" loext:marker-style-name="T7"><text:span text:style-name="T7">2019<text:tab/>Northeast Natural History Conference. </text:span>Responses of Small Mammal Communities to Local and Landscape Factors in a Forest/Agriculture Mosaic. Poster.</text:p>
      <text:p text:style-name="P15" loext:marker-style-name="T7"><text:soft-page-break/></text:p>
      <text:p text:style-name="P14" loext:marker-style-name="T7"><text:span text:style-name="T7">2018<text:tab/>American Society of Mammalogists Annual Meeting. Applying island biogeography to small mammals while accounting for imperfect detection. Talk.</text:span><text:span text:style-name="T7"/></text:p>
      <text:p text:style-name="P15" loext:marker-style-name="T7"/>
      <text:p text:style-name="P9" loext:marker-style-name="T6"><text:span text:style-name="T6">PROFESSIONAL DEVELOPMENT</text:span><text:span text:style-name="T6"/></text:p>
      <text:p text:style-name="P16" loext:marker-style-name="T6"/>
      <text:p text:style-name="P17" loext:marker-style-name="T7"><text:span text:style-name="T7">2025<text:tab/>Introduction to Databases: Quebec Center for Biodiversity Science (QCBS) Workshop</text:span></text:p>
      <text:p text:style-name="P14" loext:marker-style-name="T7"><text:span text:style-name="T7"/></text:p>
      <text:p text:style-name="P14" loext:marker-style-name="T7"><text:span text:style-name="T7">2018<text:tab/></text:span>Holistic Specimen Collection Workshop: Small Mammal Parasite Sampling, Preservation, and Identification. American Society of Mammalogists Annual Meeting.</text:p>
      <text:p text:style-name="P16" loext:marker-style-name="T6"/>
      <text:p text:style-name="P16" loext:marker-style-name="T6"/>
      <text:p text:style-name="P9" loext:marker-style-name="T6"><text:span text:style-name="T6">TEACHING</text:span></text:p>
      <text:p text:style-name="P9" loext:marker-style-name="T6"><text:span text:style-name="T6"/></text:p>
      <text:p text:style-name="P18" loext:marker-style-name="T6"><text:span text:style-name="T6">Workshop Instructor</text:span></text:p>
      <text:p text:style-name="P19"><text:tab/>2025<text:tab/>QCBS R Workshop Series</text:p>
      <text:list text:style-name="L1">
        <text:list-item>
          <text:p text:style-name="P20">Generalized Linear Models</text:p>
        </text:list-item>
        <text:list-item>
          <text:p text:style-name="P20">Multivariate Statistics</text:p>
        </text:list-item>
      </text:list>
      <text:p text:style-name="P21"><text:tab/></text:p>
      <text:p text:style-name="P21"><text:tab/>2022<text:tab/><text:span text:style-name="T12">Zadock Thompson Zoological Collections: Small Mammal Specimen Preparation</text:span></text:p>
      <text:p text:style-name="P16" loext:marker-style-name="T6"/>
      <text:p text:style-name="P9" loext:marker-style-name="T6"><text:span text:style-name="T6">August 2019-Present, University of Vermont</text:span><text:span text:style-name="T6"/></text:p>
      <text:p text:style-name="P9" loext:marker-style-name="T10"><text:span text:style-name="T10">Instructor</text:span><text:span text:style-name="T10"/></text:p>
      <text:list text:style-name="WWNum16">
        <text:list-item>
          <text:p text:style-name="P22"><text:span text:style-name="T13">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cleaning data, planning and executing an analysis, and data visualization. Students apply these skills to existing datasets from the realms of ecology and public health. </text:p>
        </text:list-item>
      </text:list>
      <text:p text:style-name="P23" loext:marker-style-name="T10"/>
      <text:p text:style-name="P9" loext:marker-style-name="T10"><text:span text:style-name="T10">Teaching Assistant</text:span><text:span text:style-name="T10"/></text:p>
      <text:list text:continue-list="list3030548812" text:style-name="WWNum4">
        <text:list-item>
          <text:p text:style-name="P7" loext:marker-style-name="T13"><text:span text:style-name="T13">Computational biology. Graduate-level course teaching students a variety of computational tools to make analysis, writing, and presentations more efficient and attractive, including R, plain-text editors, markdown, github, regular expressions, and 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span text:style-name="T13"/></text:p>
        </text:list-item>
      </text:list>
      <text:p text:style-name="P24" loext:marker-style-name="T10"/>
      <text:list text:continue-numbering="true" text:style-name="WWNum4">
        <text:list-item>
          <text:p text:style-name="P7" loext:marker-style-name="T10"><text:soft-page-break/><text:span text:style-name="T7">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skills including scientific writing, data analysis, and communication via a series of data labs.</text:span><text:span text:style-name="T10"/></text:p>
        </text:list-item>
      </text:list>
      <text:p text:style-name="P25" loext:marker-style-name="T10"/>
      <text:list text:continue-numbering="true" text:style-name="WWNum4">
        <text:list-item>
          <text:p text:style-name="P7" loext:marker-style-name="T10"><text:span text:style-name="T13">Natural History Internship. Assist students in projects with the intent to develop the range of skills and tasks associated with natural history collection curation, management, and outreach. Invite seminar speakers whose careers and research showcase the value of natural history collections to scientific community, policy-makers, and the public. Aid students in developing skills in independent learning and project management.</text:span><text:span text:style-name="T9"/></text:p>
        </text:list-item>
      </text:list>
      <text:p text:style-name="P16" loext:marker-style-name="T6"/>
      <text:p text:style-name="P3" loext:marker-style-name="T6"><text:span text:style-name="T6">Jan. 2016-Dec. 2017, Missouri State University</text:span><text:span text:style-name="T6"/></text:p>
      <text:p text:style-name="P3" loext:marker-style-name="T5"><text:span text:style-name="T5">Teaching Assistant</text:span><text:span text:style-name="T5"/></text:p>
      <text:list text:style-name="WWNum6">
        <text:list-item>
          <text:p text:style-name="P26">Introductory Biology II. Present introductory biology lab material in a clear and understandable manner. Teach essential scientific and writing skills through class experiments and lab reports. </text:p>
        </text:list-item>
        <text:list-item>
          <text:p text:style-name="P26">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26">Mammalogy. Organize field trips, including transporting field gear such as traps, bait, etc. Instruct students on field methods for trapping and collecting data on small mammals in southwest Missouri.</text:p>
        </text:list-item>
      </text:list>
      <text:p text:style-name="P16" loext:marker-style-name="T6"/>
      <text:p text:style-name="P5" loext:marker-style-name="T6"/>
      <text:p text:style-name="P3" loext:marker-style-name="T6"><text:span text:style-name="T6">OTHER EMPLOYMENT</text:span><text:span text:style-name="T6"/></text:p>
      <text:p text:style-name="P5" loext:marker-style-name="T6"/>
      <text:p text:style-name="P3" loext:marker-style-name="T6"><text:span text:style-name="T6">Feb. 2018-July 2018, Nemours Wildlife Foundation</text:span><text:span text:style-name="T6"/></text:p>
      <text:p text:style-name="P3" loext:marker-style-name="T10"><text:span text:style-name="T10">Wildlife Technician</text:span><text:span text:style-name="T10"/></text:p>
      <text:list text:style-name="WWNum11">
        <text:list-item>
          <text:p text:style-name="P27" loext:marker-style-name="T7"><text:span text:style-name="T7">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7"/></text:p>
        </text:list-item>
      </text:list>
      <text:p text:style-name="P5" loext:marker-style-name="T6"/>
      <text:p text:style-name="P3" loext:marker-style-name="T6"><text:span text:style-name="T6">May 2015-Aug. 2015, Missouri State University</text:span><text:span text:style-name="T6"/></text:p>
      <text:p text:style-name="P3" loext:marker-style-name="T5"><text:span text:style-name="T5">Field Biologist</text:span><text:span text:style-name="T5"/></text:p>
      <text:list text:style-name="WWNum7">
        <text:list-item>
          <text:p text:style-name="P28">Tracked alligator snapping turtles using radiotelemetry. Collected environmental data. Operated small-engine boat in adverse weather conditions.</text:p>
        </text:list-item>
      </text:list>
      <text:p text:style-name="P5" loext:marker-style-name="T6"/>
      <text:p text:style-name="P3" loext:marker-style-name="T6"><text:span text:style-name="T6">SKILLS</text:span><text:span text:style-name="T6"/></text:p>
      <text:list text:style-name="WWNum9">
        <text:list-item>
          <text:p text:style-name="P29"><text:span text:style-name="T5">Computer Skills: </text:span>R, Git, BUGS/JAGS, Julia, Python</text:p>
        </text:list-item>
        <text:list-item>
          <text:p text:style-name="P29"><text:span text:style-name="T5">Other Skills: </text:span>Small mammal trapping/handling, ectoparasite identification, small mammal collection curation and specimen preparation, camera trap operation, radiotelemetry</text:p>
        </text:list-item>
      </text:list>
      <text:p text:style-name="P5" loext:marker-style-name="T6"><text:soft-page-break/></text:p>
      <text:p text:style-name="P3" loext:marker-style-name="T6"><text:span text:style-name="T6">EXTRAMURAL GRANTS</text:span><text:span text:style-name="T6"/></text:p>
      <text:list text:style-name="WWNum15">
        <text:list-item>
          <text:p text:style-name="P30" loext:marker-style-name="T6">American Society of Mammalogists Grant-in-Aid of Research (2020-2021, 1500 USD)<text:span text:style-name="T6"/></text:p>
        </text:list-item>
        <text:list-item>
          <text:p text:style-name="P30" loext:marker-style-name="T6"><text:span text:style-name="T7">Theodore Roosevelt Memorial Fund (Apr. 2019–Apr. 2020, 750 USD)</text:span><text:span text:style-name="T6"/></text:p>
        </text:list-item>
      </text:list>
      <text:p text:style-name="P5" loext:marker-style-name="T6"/>
      <text:p text:style-name="P3" loext:marker-style-name="T6"><text:span text:style-name="T6">AWARDS</text:span><text:span text:style-name="T6"/></text:p>
      <text:list text:style-name="WWNum10">
        <text:list-item>
          <text:p text:style-name="P31" loext:marker-style-name="T6">American Society of Mammalogists Early Career Travel Award (2024)<text:span text:style-name="T6"/></text:p>
        </text:list-item>
        <text:list-item>
          <text:p text:style-name="P31" loext:marker-style-name="T6">University of Vermont GTA of the Year (2023)<text:span text:style-name="T6"/></text:p>
        </text:list-item>
        <text:list-item>
          <text:p text:style-name="P31" loext:marker-style-name="T6">American Society of Mammalogists Student Travel Award (2022)<text:span text:style-name="T6"/></text:p>
        </text:list-item>
        <text:list-item>
          <text:p text:style-name="P31" loext:marker-style-name="T6"><text:span text:style-name="T7">American Society of Mammalogists Annie M. Alexander Award (2018)</text:span><text:span text:style-name="T6"/></text:p>
        </text:list-item>
        <text:list-item>
          <text:p text:style-name="P31" loext:marker-style-name="T14">Central Plains Society of Mammalogists Best Talk by a Master’s Student (2017)<text:span text:style-name="T14"/></text:p>
        </text:list-item>
      </text:list>
      <text:p text:style-name="P32"/>
      <text:p text:style-name="P3" loext:marker-style-name="T6"><text:span text:style-name="T6">SERVICE</text:span><text:span text:style-name="T6"/></text:p>
      <text:p text:style-name="P5" loext:marker-style-name="T6"/>
      <text:list text:style-name="WWNum17">
        <text:list-item>
          <text:p text:style-name="P33">Open Data Hours Peer Mentoring Group: Organizer and mentor (2023-<text:span text:style-name="T15">2024</text:span>)</text:p>
        </text:list-item>
        <text:list-item>
          <text:p text:style-name="P33">American Society of Mammalogists Inclusion, Diversity, Equity, and Anti-Bias Committee member (2022–Present)</text:p>
        </text:list-item>
      </text:list>
      <text:p text:style-name="P3"/>
      <text:p text:style-name="P3">Manuscripts Reviewed:</text:p>
      <text:p text:style-name="P3" loext:marker-style-name="T5"><text:tab/>2024<text:tab/><text:span text:style-name="T5">PLOS Computational Biology</text:span><text:span text:style-name="T5"/></text:p>
      <text:p text:style-name="P34" loext:marker-style-name="T5">2022<text:tab/><text:span text:style-name="T5">Ecology</text:span><text:span text:style-name="T5"/></text:p>
      <text:p text:style-name="P34">2020<text:tab/><text:span text:style-name="T5">Agriculture, Ecosystems, and Environment; Ecological Monographs</text:span></text:p>
      <text:p text:style-name="P34">2019<text:tab/><text:span text:style-name="T5">Theoretical Ecology </text:span></text:p>
      <text:p text:style-name="P5" loext:marker-style-name="T6"/>
      <text:p text:style-name="P3" loext:marker-style-name="T6"><text:span text:style-name="T6">MEMBERSHIPS</text:span><text:span text:style-name="T6"/></text:p>
      <text:list text:style-name="WWNum14">
        <text:list-item>
          <text:p text:style-name="P35" loext:marker-style-name="T6">Quebec Center for Biodiversity Science<text:span text:style-name="T6"/></text:p>
        </text:list-item>
        <text:list-item>
          <text:p text:style-name="P35" loext:marker-style-name="T6">American Society of Mammalogists<text:span text:style-name="T6"/></text:p>
        </text:list-item>
        <text:list-item>
          <text:p text:style-name="P35" loext:marker-style-name="T6">Ecological Society of America<text:span text:style-name="T6"/></text:p>
        </text:list-item>
        <text:list-item>
          <text:p text:style-name="P35" loext:marker-style-name="T6">American Society of Parasitologists<text:span text:style-name="T6"/></text:p>
        </text:list-item>
        <text:list-item>
          <text:p text:style-name="P35" loext:marker-style-name="T6">The Wildlife Society (former member)<text:span text:style-name="T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2"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2"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2"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2"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2"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2"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2"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2"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2"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2"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2"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2"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2"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2"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2"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2"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2"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2"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2"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2"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2"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2"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2"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2"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2"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2"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2"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2"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2"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2"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2"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2"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2"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2"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2"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2"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2"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2"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2"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2"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2"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2"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2"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2"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2"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2"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2"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2"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2"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2"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2"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Beasley</meta:initial-creator>
    <meta:editing-cycles>118</meta:editing-cycles>
    <meta:print-date>2022-06-30T15:26:00</meta:print-date>
    <meta:creation-date>2018-03-12T15:19:00</meta:creation-date>
    <dc:date>2025-04-07T12:40:49.295000000</dc:date>
    <meta:editing-duration>PT5H19M22S</meta:editing-duration>
    <meta:generator>LibreOffice/24.8.5.2$Windows_X86_64 LibreOffice_project/fddf2685c70b461e7832239a0162a77216259f22</meta:generator>
    <meta:document-statistic meta:table-count="0" meta:image-count="0" meta:object-count="0" meta:page-count="5" meta:paragraph-count="96" meta:word-count="1246" meta:character-count="9145" meta:non-whitespace-character-count="8026"/>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